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ffdbb6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">
      <style:table-cell-properties fo:background-color="#e8f2a1" style:text-align-source="fix" style:repeat-content="false"/>
      <style:paragraph-properties fo:text-align="center" fo:margin-left="0cm"/>
      <style:text-properties fo:color="#ce181e"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e8f2a1" style:text-align-source="fix" style:repeat-content="false"/>
      <style:paragraph-properties fo:text-align="center" fo:margin-left="0cm"/>
      <style:text-properties fo:color="#ce181e"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40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ulateur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34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Simulateur de note :</text:p>
          </table:table-cell>
          <table:table-cell table:number-columns-repeated="2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points obtenus</text:p>
          </table:table-cell>
          <table:table-cell table:style-name="ce7" office:value-type="string" calcext:value-type="string">
            <text:p>points cumulés (projet)</text:p>
          </table:table-cell>
          <table:table-cell table:style-name="ce7" office:value-type="string" calcext:value-type="string">
            <text:p>barème (points)</text:p>
          </table:table-cell>
          <table:table-cell table:style-name="ce7" office:value-type="string" calcext:value-type="string">
            <text:p>fraction obtenue</text:p>
          </table:table-cell>
          <table:table-cell table:style-name="ce7" office:value-type="string" calcext:value-type="string">
            <text:p>poids</text:p>
          </table:table-cell>
          <table:table-cell table:style-name="ce7" office:value-type="string" calcext:value-type="string">
            <text:p>poids relatif au total</text:p>
          </table:table-cell>
          <table:table-cell table:style-name="ce32" office:value-type="string" calcext:value-type="string">
            <text:p>Note à ce stade</text:p>
          </table:table-cell>
          <table:table-cell table:style-name="ce17" table:number-columns-repeated="1016"/>
        </table:table-row>
        <table:table-row table:style-name="ro1">
          <table:table-cell office:value-type="string" calcext:value-type="string">
            <text:p>rendu individuel</text:p>
          </table:table-cell>
          <table:table-cell table:style-name="ce5" table:number-columns-spanned="2" table:number-rows-spanned="1"/>
          <table:covered-table-cell table:style-name="ce8"/>
          <table:table-cell office:value-type="float" office:value="50" calcext:value-type="float">
            <text:p>50</text:p>
          </table:table-cell>
          <table:table-cell table:formula="of:=MIN([.B4]/[.D4];1)"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formula="of:=[.F4]" office:value-type="percentage" office:value="0.1" calcext:value-type="percentage">
            <text:p>10.00%</text:p>
          </table:table-cell>
          <table:table-cell table:formula="of:=1+0.25*FLOOR(20*[.E4]+0.5)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j 1 (week 04)</text:p>
          </table:table-cell>
          <table:table-cell table:style-name="ce5" table:number-columns-spanned="2" table:number-rows-spanned="1"/>
          <table:covered-table-cell table:style-name="ce8"/>
          <table:table-cell office:value-type="float" office:value="25" calcext:value-type="float">
            <text:p>25</text:p>
          </table:table-cell>
          <table:table-cell table:formula="of:=MIN([.B5]/[.D5];1)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formula="of:=[.$F$5]+[.$F$6]*[.$D$5]/[.$D$6]+[.$F$7]*[.$D$5]/[.$D$7]+[.$F$8]*[.$D$5]/[.$D$8]" office:value-type="percentage" office:value="0.166917211328976" calcext:value-type="percentage">
            <text:p>16.69%</text:p>
          </table:table-cell>
          <table:table-cell table:formula="of:=1+0.25*FLOOR(20*SUMPRODUCT([.E$4:.E5];[.F$4:.F5])/SUM([.F$4:.F5])+0.5)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j 2 (weeks 04-06)</text:p>
          </table:table-cell>
          <table:table-cell table:style-name="ce22"/>
          <table:table-cell table:style-name="ce26" table:formula="of:=[.B6]+[.B5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MIN([.C6]/[.D6];1)" office:value-type="percentage" office:value="0" calcext:value-type="percentage">
            <text:p>0.00%</text:p>
          </table:table-cell>
          <table:table-cell office:value-type="percentage" office:value="0.14" calcext:value-type="percentage">
            <text:p>14.00%</text:p>
          </table:table-cell>
          <table:table-cell table:formula="of:=[.$F$6]*([.$D$6]-[.$D$5])/[.$D$6]+[.$F$7]*([.$D$6]-[.$D$5])/[.$D$7]+[.$F$8]*([.$D$6]-[.$D$5])/[.$D$8]" office:value-type="percentage" office:value="0.376601307189542" calcext:value-type="percentage">
            <text:p>37.66%</text:p>
          </table:table-cell>
          <table:table-cell table:formula="of:=1+0.25*FLOOR(20*SUMPRODUCT([.E$4:.E6];[.F$4:.F6])/SUM([.F$4:.F6])+0.5)" office:value-type="float" office:value="1" calcext:value-type="float">
            <text:p>1.00</text:p>
          </table:table-cell>
          <table:table-cell table:formula="of:=[.D6]-[.D5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j 3 (weeks 04-10)</text:p>
          </table:table-cell>
          <table:table-cell table:style-name="ce6"/>
          <table:table-cell table:style-name="ce9" table:formula="of:=[.C6]+[.B7]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MIN([.C7]/[.D7];1)" office:value-type="percentage" office:value="0" calcext:value-type="percentage">
            <text:p>0.00%</text:p>
          </table:table-cell>
          <table:table-cell office:value-type="percentage" office:value="0.25" calcext:value-type="percentage">
            <text:p>25.00%</text:p>
          </table:table-cell>
          <table:table-cell table:formula="of:=[.$F$7]*([.$D$7]-[.$D$6])/[.$D$7]+[.$F$8]*([.$D$7]-[.$D$6])/[.$D$8]" office:value-type="percentage" office:value="0.231481481481481" calcext:value-type="percentage">
            <text:p>23.15%</text:p>
          </table:table-cell>
          <table:table-cell table:formula="of:=1+0.25*FLOOR(20*SUMPRODUCT([.E$4:.E7];[.F$4:.F7])/SUM([.F$4:.F7])+0.5)" office:value-type="float" office:value="1" calcext:value-type="float">
            <text:p>1.00</text:p>
          </table:table-cell>
          <table:table-cell table:formula="of:=[.D7]-[.D6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jet final</text:p>
          </table:table-cell>
          <table:table-cell table:style-name="ce22"/>
          <table:table-cell table:style-name="ce9" table:formula="of:=[.C7]+[.B8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MIN([.C8]/[.D8];1)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table:formula="of:=[.$F$8]*(1-[.$D7]/[.$D8])" office:value-type="percentage" office:value="0.125" calcext:value-type="percentage">
            <text:p>12.50%</text:p>
          </table:table-cell>
          <table:table-cell table:style-name="ce40"/>
          <table:table-cell table:formula="of:=[.D8]-[.D7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 table:style-name="ce36" table:formula="of:=SUM([.F4:.F8])" office:value-type="percentage" office:value="1" calcext:value-type="percentage">
            <text:p>100.00%</text:p>
          </table:table-cell>
          <table:table-cell table:style-name="ce15" table:formula="of:=SUM([.G4:.G8])" office:value-type="percentage" office:value="1" calcext:value-type="percentage">
            <text:p>100.00%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8" office:value-type="string" calcext:value-type="string" table:number-columns-spanned="2" table:number-rows-spanned="1">
            <text:p>fraction finale garantie à ce stade :</text:p>
          </table:table-cell>
          <table:covered-table-cell table:style-name="ce11"/>
          <table:table-cell table:style-name="ce31" table:formula="of:=SUMPRODUCT([.$E$4:.$E$8];[.$F$4:.$F$8])" office:value-type="percentage" office:value="0" calcext:value-type="percentage">
            <text:p>0.00%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8" office:value-type="string" calcext:value-type="string" table:number-columns-spanned="2" table:number-rows-spanned="1">
            <text:p>note finale garantie à ce stade :</text:p>
          </table:table-cell>
          <table:covered-table-cell table:style-name="ce11"/>
          <table:table-cell table:style-name="ce35" table:formula="of:=1+0.25*FLOOR(20*[.E10]+0.5)" office:value-type="float" office:value="1" calcext:value-type="float">
            <text:p>1.00</text:p>
          </table:table-cell>
          <table:table-cell table:style-name="Default" table:number-columns-repeated="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3T12:36:24.234596922</meta:creation-date>
    <dc:date>2023-02-17T16:29:50.985378235</dc:date>
    <meta:editing-duration>PT8H51M56S</meta:editing-duration>
    <meta:editing-cycles>52</meta:editing-cycles>
    <meta:generator>LibreOffice/7.4.5.1$Linux_X86_64 LibreOffice_project/40$Build-1</meta:generator>
    <meta:document-statistic meta:table-count="1" meta:cell-count="49" meta:object-count="0"/>
  </office:meta>
</office:document-meta>
</file>